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2BB8052423D7CFFF.png" manifest:media-type="image/png"/>
  <manifest:file-entry manifest:full-path="Pictures/10000201000003890000004FD5AF77A8006E19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officeooo:rsid="0087e773" officeooo:paragraph-rsid="0087e773"/>
    </style:style>
    <style:style style:name="P11" style:family="paragraph" style:parent-style-name="Standard" style:list-style-name="L1">
      <style:text-properties fo:language="en" fo:country="US" officeooo:rsid="00157630" officeooo:paragraph-rsid="00157630"/>
    </style:style>
    <style:style style:name="P12" style:family="paragraph" style:parent-style-name="Standard" style:list-style-name="L3">
      <style:text-properties fo:language="en" fo:country="US" fo:font-style="italic" officeooo:rsid="00172375" officeooo:paragraph-rsid="00172375" style:font-style-asian="italic" style:font-style-complex="italic"/>
    </style:style>
    <style:style style:name="P13" style:family="paragraph" style:parent-style-name="Standard" style:list-style-name="L3">
      <style:text-properties fo:language="en" fo:country="US" fo:font-style="italic" officeooo:rsid="00157630" officeooo:paragraph-rsid="00157630" style:font-style-asian="italic" style:font-style-complex="italic"/>
    </style:style>
    <style:style style:name="P14" style:family="paragraph" style:parent-style-name="Standard" style:list-style-name="L9">
      <style:text-properties fo:language="en" fo:country="US" fo:font-style="italic" officeooo:rsid="005e104e" officeooo:paragraph-rsid="005e104e" style:font-style-asian="italic" style:font-style-complex="italic"/>
    </style:style>
    <style:style style:name="P15"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6"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7" style:family="paragraph" style:parent-style-name="Standard" style:list-style-name="L4">
      <style:text-properties fo:language="en" fo:country="US" officeooo:rsid="001f1220" officeooo:paragraph-rsid="001fce67"/>
    </style:style>
    <style:style style:name="P18" style:family="paragraph" style:parent-style-name="Standard" style:list-style-name="L4">
      <style:text-properties fo:language="en" fo:country="US" officeooo:rsid="001fce67" officeooo:paragraph-rsid="001fce67"/>
    </style:style>
    <style:style style:name="P19" style:family="paragraph" style:parent-style-name="Standard" style:list-style-name="L1">
      <style:text-properties fo:language="en" fo:country="US" officeooo:rsid="003e085e" officeooo:paragraph-rsid="003e085e" fo:background-color="#66ff66"/>
    </style:style>
    <style:style style:name="P20" style:family="paragraph" style:parent-style-name="Standard" style:list-style-name="L5">
      <style:text-properties fo:language="en" fo:country="US" officeooo:rsid="003e085e" officeooo:paragraph-rsid="003e085e" fo:background-color="#66ff66"/>
    </style:style>
    <style:style style:name="P21" style:family="paragraph" style:parent-style-name="Standard" style:list-style-name="L6">
      <style:text-properties fo:language="en" fo:country="US" officeooo:rsid="0045afb5" officeooo:paragraph-rsid="0045afb5" fo:background-color="#66ff66"/>
    </style:style>
    <style:style style:name="P22" style:family="paragraph" style:parent-style-name="Standard" style:list-style-name="L6">
      <style:text-properties fo:language="en" fo:country="US" officeooo:rsid="0046e845" officeooo:paragraph-rsid="0046e845" fo:background-color="#66ff66"/>
    </style:style>
    <style:style style:name="P23" style:family="paragraph" style:parent-style-name="Standard" style:list-style-name="L1">
      <style:text-properties fo:language="en" fo:country="US" officeooo:rsid="007ceefa" officeooo:paragraph-rsid="007ceefa" fo:background-color="#66ff66"/>
    </style:style>
    <style:style style:name="P24" style:family="paragraph" style:parent-style-name="Standard" style:list-style-name="L1">
      <style:text-properties fo:language="en" fo:country="US" officeooo:rsid="0096126f" officeooo:paragraph-rsid="0096126f" fo:background-color="#66ff66"/>
    </style:style>
    <style:style style:name="P25" style:family="paragraph" style:parent-style-name="Standard" style:list-style-name="L1">
      <style:text-properties fo:language="en" fo:country="US" officeooo:rsid="009d3719" officeooo:paragraph-rsid="009d3719" fo:background-color="#66ff66"/>
    </style:style>
    <style:style style:name="P26" style:family="paragraph" style:parent-style-name="Standard" style:list-style-name="L1">
      <style:text-properties fo:language="en" fo:country="US" officeooo:rsid="009f3e5f" officeooo:paragraph-rsid="009f3e5f" fo:background-color="#66ff66"/>
    </style:style>
    <style:style style:name="P27" style:family="paragraph" style:parent-style-name="Standard" style:list-style-name="L1">
      <style:text-properties fo:language="en" fo:country="US" officeooo:rsid="00a2f94e" officeooo:paragraph-rsid="00a2f94e" fo:background-color="#66ff66"/>
    </style:style>
    <style:style style:name="P28" style:family="paragraph" style:parent-style-name="Standard" style:list-style-name="L1">
      <style:text-properties fo:language="en" fo:country="US" officeooo:rsid="00cb7ad8" officeooo:paragraph-rsid="00cb7ad8" fo:background-color="#66ff66"/>
    </style:style>
    <style:style style:name="P29" style:family="paragraph" style:parent-style-name="Standard" style:list-style-name="L12">
      <style:text-properties fo:language="en" fo:country="US" officeooo:rsid="00d1d7ce" officeooo:paragraph-rsid="00d1d7ce" fo:background-color="#66ff66"/>
    </style:style>
    <style:style style:name="P30" style:family="paragraph" style:parent-style-name="Standard" style:list-style-name="L12">
      <style:text-properties fo:language="en" fo:country="US" officeooo:rsid="00d23a34" officeooo:paragraph-rsid="00d23a34" fo:background-color="#66ff66"/>
    </style:style>
    <style:style style:name="P31" style:family="paragraph" style:parent-style-name="Standard" style:list-style-name="L13">
      <style:text-properties fo:language="en" fo:country="US" officeooo:rsid="00d8cc89" officeooo:paragraph-rsid="00d8cc89" fo:background-color="#66ff66"/>
    </style:style>
    <style:style style:name="P32" style:family="paragraph" style:parent-style-name="Standard" style:list-style-name="L1">
      <style:text-properties fo:language="en" fo:country="US" officeooo:rsid="011db845" officeooo:paragraph-rsid="011db845" fo:background-color="#66ff66"/>
    </style:style>
    <style:style style:name="P33" style:family="paragraph" style:parent-style-name="Standard" style:list-style-name="L18">
      <style:text-properties fo:language="en" fo:country="US" officeooo:rsid="011db845" officeooo:paragraph-rsid="011db845" fo:background-color="#66ff66"/>
    </style:style>
    <style:style style:name="P34" style:family="paragraph" style:parent-style-name="Standard" style:list-style-name="L1">
      <style:text-properties fo:language="en" fo:country="US" officeooo:rsid="003fde04" officeooo:paragraph-rsid="003fde04"/>
    </style:style>
    <style:style style:name="P35" style:family="paragraph" style:parent-style-name="Standard" style:list-style-name="L6">
      <style:text-properties fo:language="en" fo:country="US" officeooo:rsid="003fde04" officeooo:paragraph-rsid="003fde04"/>
    </style:style>
    <style:style style:name="P36" style:family="paragraph" style:parent-style-name="Standard" style:list-style-name="L6">
      <style:text-properties fo:language="en" fo:country="US" officeooo:rsid="00499468" officeooo:paragraph-rsid="00499468" fo:background-color="#00ffff"/>
    </style:style>
    <style:style style:name="P37" style:family="paragraph" style:parent-style-name="Standard" style:list-style-name="L9">
      <style:text-properties fo:language="en" fo:country="US" officeooo:rsid="00766c49" officeooo:paragraph-rsid="00766c49" fo:background-color="#00ffff"/>
    </style:style>
    <style:style style:name="P38" style:family="paragraph" style:parent-style-name="Standard" style:list-style-name="L10">
      <style:text-properties fo:language="en" fo:country="US" officeooo:rsid="007ceefa" officeooo:paragraph-rsid="007ceefa" fo:background-color="#00ffff"/>
    </style:style>
    <style:style style:name="P39" style:family="paragraph" style:parent-style-name="Standard" style:list-style-name="L13">
      <style:text-properties fo:language="en" fo:country="US" officeooo:rsid="00dbf434" officeooo:paragraph-rsid="00dbf434" fo:background-color="#00ffff"/>
    </style:style>
    <style:style style:name="P40" style:family="paragraph" style:parent-style-name="Standard" style:list-style-name="L1">
      <style:text-properties fo:language="en" fo:country="US" officeooo:rsid="010a66ac" officeooo:paragraph-rsid="010a66ac" fo:background-color="#00ffff"/>
    </style:style>
    <style:style style:name="P41" style:family="paragraph" style:parent-style-name="Standard" style:list-style-name="L15">
      <style:text-properties fo:language="en" fo:country="US" officeooo:rsid="010a66ac" officeooo:paragraph-rsid="010a66ac" fo:background-color="#00ffff"/>
    </style:style>
    <style:style style:name="P42" style:family="paragraph" style:parent-style-name="Standard" style:list-style-name="L1">
      <style:text-properties fo:language="en" fo:country="US" officeooo:rsid="010d5a6e" officeooo:paragraph-rsid="010d5a6e" fo:background-color="#00ffff"/>
    </style:style>
    <style:style style:name="P43"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44"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45"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46" style:family="paragraph" style:parent-style-name="Standard" style:list-style-name="L10">
      <style:text-properties fo:language="en" fo:country="US" officeooo:rsid="007ceefa" officeooo:paragraph-rsid="007ceefa"/>
    </style:style>
    <style:style style:name="P47" style:family="paragraph" style:parent-style-name="Standard" style:list-style-name="L1">
      <style:text-properties fo:language="en" fo:country="US" officeooo:rsid="008db975" officeooo:paragraph-rsid="008db975"/>
    </style:style>
    <style:style style:name="P48" style:family="paragraph" style:parent-style-name="Standard" style:list-style-name="L1">
      <style:text-properties fo:language="en" fo:country="US" officeooo:rsid="008db975" officeooo:paragraph-rsid="008db975" fo:background-color="#ff9999"/>
    </style:style>
    <style:style style:name="P49" style:family="paragraph" style:parent-style-name="Standard" style:list-style-name="L1">
      <style:text-properties fo:language="en" fo:country="US" officeooo:rsid="009d3719" officeooo:paragraph-rsid="009d3719"/>
    </style:style>
    <style:style style:name="P50" style:family="paragraph" style:parent-style-name="Standard" style:list-style-name="L1">
      <style:text-properties fo:language="en" fo:country="US" officeooo:rsid="009d273c" officeooo:paragraph-rsid="009d273c"/>
    </style:style>
    <style:style style:name="P51" style:family="paragraph" style:parent-style-name="Standard" style:list-style-name="L1">
      <style:text-properties fo:language="en" fo:country="US" officeooo:rsid="00982ad3" officeooo:paragraph-rsid="00982ad3"/>
    </style:style>
    <style:style style:name="P52" style:family="paragraph" style:parent-style-name="Standard" style:list-style-name="L1">
      <style:text-properties fo:language="en" fo:country="US" officeooo:rsid="009b190d" officeooo:paragraph-rsid="009b190d"/>
    </style:style>
    <style:style style:name="P53" style:family="paragraph" style:parent-style-name="Standard" style:list-style-name="L1">
      <style:text-properties fo:language="en" fo:country="US" officeooo:rsid="00a2f94e" officeooo:paragraph-rsid="00a2f94e"/>
    </style:style>
    <style:style style:name="P54" style:family="paragraph" style:parent-style-name="Standard" style:list-style-name="L11">
      <style:text-properties fo:language="en" fo:country="US" officeooo:rsid="00b6a256" officeooo:paragraph-rsid="00b6a256"/>
    </style:style>
    <style:style style:name="P55" style:family="paragraph" style:parent-style-name="Standard" style:list-style-name="L12">
      <style:text-properties fo:language="en" fo:country="US" officeooo:rsid="00d23a34" officeooo:paragraph-rsid="00d23a34" fo:background-color="#fff200"/>
    </style:style>
    <style:style style:name="P56" style:family="paragraph" style:parent-style-name="Standard" style:list-style-name="L1">
      <style:text-properties fo:language="en" fo:country="US" officeooo:rsid="00d74235" officeooo:paragraph-rsid="00d74235"/>
    </style:style>
    <style:style style:name="P57" style:family="paragraph" style:parent-style-name="Standard" style:list-style-name="L13">
      <style:text-properties fo:language="en" fo:country="US" officeooo:rsid="00dbf434" officeooo:paragraph-rsid="00dbf434"/>
    </style:style>
    <style:style style:name="P58" style:family="paragraph" style:parent-style-name="Standard" style:list-style-name="L15">
      <style:text-properties fo:language="en" fo:country="US" officeooo:rsid="010a66ac" officeooo:paragraph-rsid="010a66ac"/>
    </style:style>
    <style:style style:name="P59" style:family="paragraph" style:parent-style-name="Standard" style:list-style-name="L1">
      <style:text-properties fo:language="en" fo:country="US" officeooo:rsid="00bfeef8" officeooo:paragraph-rsid="00bfeef8"/>
    </style:style>
    <style:style style:name="P60" style:family="paragraph" style:parent-style-name="Standard" style:list-style-name="L1">
      <style:text-properties fo:language="en" fo:country="US" officeooo:rsid="00421565" officeooo:paragraph-rsid="00421565"/>
    </style:style>
    <style:style style:name="P61" style:family="paragraph" style:parent-style-name="Standard" style:list-style-name="L1">
      <style:text-properties fo:language="en" fo:country="US" officeooo:rsid="00130e13" officeooo:paragraph-rsid="00130e13"/>
    </style:style>
    <style:style style:name="P62" style:family="paragraph" style:parent-style-name="Standard" style:list-style-name="L18">
      <style:text-properties fo:language="en" fo:country="US" officeooo:rsid="011def4b" officeooo:paragraph-rsid="011def4b"/>
    </style:style>
    <style:style style:name="P63" style:family="paragraph" style:parent-style-name="Standard" style:list-style-name="L2">
      <style:text-properties officeooo:paragraph-rsid="00157630"/>
    </style:style>
    <style:style style:name="P64"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65"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66"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67"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68"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69"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70"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71"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72"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73"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74"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75"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76"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77"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78"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79"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80"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81"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82"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83"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84"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85"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86"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87"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88" style:family="paragraph" style:parent-style-name="Standard" style:list-style-name="L1">
      <style:text-properties style:text-line-through-style="none" style:text-line-through-type="none" fo:language="en" fo:country="US" officeooo:rsid="0058f1d0" officeooo:paragraph-rsid="0058f1d0"/>
    </style:style>
    <style:style style:name="P89"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90" style:family="paragraph" style:parent-style-name="Standard" style:list-style-name="L13">
      <style:text-properties style:text-line-through-style="none" style:text-line-through-type="none" fo:language="en" fo:country="US" fo:font-weight="bold" officeooo:rsid="00fd5b93" officeooo:paragraph-rsid="00fd5b93" fo:background-color="#00ffff" style:font-weight-asian="bold" style:font-weight-complex="bold"/>
    </style:style>
    <style:style style:name="P91"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92"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93"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94"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95" style:family="paragraph" style:parent-style-name="Standard" style:list-style-name="L4">
      <style:text-properties style:text-line-through-style="solid" style:text-line-through-type="single" officeooo:paragraph-rsid="001fce67"/>
    </style:style>
    <style:style style:name="P96" style:family="paragraph" style:parent-style-name="Standard" style:list-style-name="L4">
      <style:text-properties style:text-line-through-style="solid" style:text-line-through-type="single" fo:language="en" fo:country="US" officeooo:rsid="001fce67" officeooo:paragraph-rsid="001fce67"/>
    </style:style>
    <style:style style:name="P97"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98"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99"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100"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101"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102"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03"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04"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05"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06"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07"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08"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09"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10"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11"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12"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13"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14"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15"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16"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17"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18"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19"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20"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21"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22"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23"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24" style:family="paragraph" style:parent-style-name="Standard" style:list-style-name="L18">
      <style:text-properties style:text-line-through-style="solid" style:text-line-through-type="single" fo:language="en" fo:country="US" officeooo:rsid="011db845" officeooo:paragraph-rsid="011db845" fo:background-color="#66ff66"/>
    </style:style>
    <style:style style:name="P125"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26"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27"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28"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29"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30"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31"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32"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33"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34"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35"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36"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37"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38"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39"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40"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41"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142"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143"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44"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45"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46"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47"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148" style:family="paragraph" style:parent-style-name="Standard" style:list-style-name="L9">
      <style:text-properties style:text-line-through-style="solid" style:text-line-through-type="single" fo:language="en" fo:country="US" officeooo:rsid="00658c15" officeooo:paragraph-rsid="00658c15"/>
    </style:style>
    <style:style style:name="P149" style:family="paragraph" style:parent-style-name="Standard" style:list-style-name="L9">
      <style:text-properties style:text-line-through-style="solid" style:text-line-through-type="single" fo:language="en" fo:country="US" officeooo:rsid="00697d98" officeooo:paragraph-rsid="00697d98"/>
    </style:style>
    <style:style style:name="P150"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51"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52"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53"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54" style:family="paragraph" style:parent-style-name="Standard" style:list-style-name="L1">
      <style:text-properties style:text-line-through-style="solid" style:text-line-through-type="single" fo:language="en" fo:country="US" officeooo:rsid="008db975" officeooo:paragraph-rsid="008db975"/>
    </style:style>
    <style:style style:name="P155" style:family="paragraph" style:parent-style-name="Standard" style:list-style-name="L1">
      <style:text-properties style:text-line-through-style="solid" style:text-line-through-type="single" fo:language="en" fo:country="US" officeooo:rsid="008eeb16" officeooo:paragraph-rsid="008eeb16"/>
    </style:style>
    <style:style style:name="P156" style:family="paragraph" style:parent-style-name="Standard" style:list-style-name="L1">
      <style:text-properties style:text-line-through-style="solid" style:text-line-through-type="single" fo:language="en" fo:country="US" officeooo:rsid="0096126f" officeooo:paragraph-rsid="0096126f"/>
    </style:style>
    <style:style style:name="P157" style:family="paragraph" style:parent-style-name="Standard" style:list-style-name="L1">
      <style:text-properties style:text-line-through-style="solid" style:text-line-through-type="single" fo:language="en" fo:country="US" officeooo:rsid="0099973f" officeooo:paragraph-rsid="0099973f"/>
    </style:style>
    <style:style style:name="P158" style:family="paragraph" style:parent-style-name="Standard" style:list-style-name="L1">
      <style:text-properties style:text-line-through-style="solid" style:text-line-through-type="single" fo:language="en" fo:country="US" officeooo:rsid="009a0ae1" officeooo:paragraph-rsid="009a0ae1"/>
    </style:style>
    <style:style style:name="P159" style:family="paragraph" style:parent-style-name="Standard" style:list-style-name="L11">
      <style:text-properties style:text-line-through-style="solid" style:text-line-through-type="single" fo:language="en" fo:country="US" officeooo:rsid="00b48309" officeooo:paragraph-rsid="00b48309"/>
    </style:style>
    <style:style style:name="P160" style:family="paragraph" style:parent-style-name="Standard" style:list-style-name="L1">
      <style:text-properties style:text-line-through-style="solid" style:text-line-through-type="single" fo:language="en" fo:country="US" officeooo:rsid="00c1bbe8" officeooo:paragraph-rsid="00c1bbe8"/>
    </style:style>
    <style:style style:name="P161"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162"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163"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164" style:family="paragraph" style:parent-style-name="Standard" style:list-style-name="L4">
      <style:text-properties style:text-line-through-style="solid" style:text-line-through-type="single" officeooo:rsid="001fce67" officeooo:paragraph-rsid="001fce67" fo:background-color="#66ff66"/>
    </style:style>
    <style:style style:name="P165" style:family="paragraph" style:parent-style-name="Standard" style:list-style-name="L4">
      <style:text-properties style:text-line-through-style="solid" style:text-line-through-type="single" officeooo:rsid="003c6f36" officeooo:paragraph-rsid="003c6f36" fo:background-color="#fff200"/>
    </style:style>
    <style:style style:name="P166" style:family="paragraph" style:parent-style-name="Standard" style:list-style-name="L4">
      <style:text-properties style:text-line-through-style="solid" style:text-line-through-type="single" officeooo:rsid="0034e797" officeooo:paragraph-rsid="0034e797"/>
    </style:style>
    <style:style style:name="P167" style:family="paragraph" style:parent-style-name="Standard" style:list-style-name="L4">
      <style:text-properties officeooo:rsid="001fce67" officeooo:paragraph-rsid="001fce67"/>
    </style:style>
    <style:style style:name="P168" style:family="paragraph" style:parent-style-name="Standard" style:list-style-name="L4">
      <style:text-properties officeooo:rsid="001fce67" officeooo:paragraph-rsid="001fce67" fo:background-color="#66ff66"/>
    </style:style>
    <style:style style:name="P169" style:family="paragraph" style:parent-style-name="Standard" style:list-style-name="L4">
      <style:text-properties officeooo:rsid="0030c1fc" officeooo:paragraph-rsid="0032c174" fo:background-color="#66ff66"/>
    </style:style>
    <style:style style:name="P170" style:family="paragraph" style:parent-style-name="Standard" style:list-style-name="L16">
      <style:text-properties officeooo:rsid="011b27d6" officeooo:paragraph-rsid="011b27d6" fo:background-color="#66ff66"/>
    </style:style>
    <style:style style:name="P171" style:family="paragraph" style:parent-style-name="Standard" style:list-style-name="L4">
      <style:text-properties officeooo:rsid="0034e797" officeooo:paragraph-rsid="0034e797" fo:background-color="transparent"/>
    </style:style>
    <style:style style:name="P172" style:family="paragraph" style:parent-style-name="Standard" style:list-style-name="L17">
      <style:text-properties officeooo:paragraph-rsid="010d5a6e" fo:background-color="#00ffff"/>
    </style:style>
    <style:style style:name="P173" style:family="paragraph" style:parent-style-name="Standard" style:list-style-name="L16">
      <style:text-properties officeooo:paragraph-rsid="010d5a6e" fo:background-color="#00ffff"/>
    </style:style>
    <style:style style:name="P174" style:family="paragraph" style:parent-style-name="Standard" style:list-style-name="L16">
      <style:text-properties officeooo:rsid="010f46df" officeooo:paragraph-rsid="010f46df" fo:background-color="#00ffff"/>
    </style:style>
    <style:style style:name="P175" style:family="paragraph" style:parent-style-name="Standard" style:list-style-name="L16">
      <style:text-properties officeooo:rsid="0110a4a5" officeooo:paragraph-rsid="0110a4a5" fo:background-color="#00ffff"/>
    </style:style>
    <style:style style:name="P176" style:family="paragraph" style:parent-style-name="Standard" style:list-style-name="L16">
      <style:text-properties officeooo:rsid="0114f815" officeooo:paragraph-rsid="0114f815" fo:background-color="#00ffff"/>
    </style:style>
    <style:style style:name="P177" style:family="paragraph" style:parent-style-name="Standard" style:list-style-name="L16">
      <style:text-properties officeooo:rsid="011a1e05" officeooo:paragraph-rsid="011a1e05" fo:background-color="#00ffff"/>
    </style:style>
    <style:style style:name="P178" style:family="paragraph" style:parent-style-name="Standard" style:list-style-name="L16">
      <style:text-properties officeooo:rsid="011b27d6" officeooo:paragraph-rsid="011b27d6" fo:background-color="#ffff00"/>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11953a7" style:font-weight-asian="normal" style:font-weight-complex="normal"/>
    </style:style>
    <style:style style:name="T13" style:family="text">
      <style:text-properties fo:language="en" fo:country="US" fo:font-weight="normal" officeooo:rsid="011ae840" style:font-weight-asian="normal" style:font-weight-complex="normal"/>
    </style:style>
    <style:style style:name="T14" style:family="text">
      <style:text-properties fo:language="en" fo:country="US" style:text-underline-style="solid" style:text-underline-width="auto" style:text-underline-color="font-color" officeooo:rsid="0030c1fc"/>
    </style:style>
    <style:style style:name="T15" style:family="text">
      <style:text-properties fo:language="en" fo:country="US" fo:background-color="#66ff66" loext:char-shading-value="0"/>
    </style:style>
    <style:style style:name="T16" style:family="text">
      <style:text-properties fo:language="en" fo:country="US" officeooo:rsid="0034e797" fo:background-color="#66ff66" loext:char-shading-value="0"/>
    </style:style>
    <style:style style:name="T17" style:family="text">
      <style:text-properties fo:language="en" fo:country="US" fo:background-color="#00ffff" loext:char-shading-value="0"/>
    </style:style>
    <style:style style:name="T18" style:family="text">
      <style:text-properties fo:language="en" fo:country="US" officeooo:rsid="0032c174" fo:background-color="#00ffff" loext:char-shading-value="0"/>
    </style:style>
    <style:style style:name="T19" style:family="text">
      <style:text-properties fo:language="en" fo:country="US" officeooo:rsid="00499468" fo:background-color="#00ffff" loext:char-shading-value="0"/>
    </style:style>
    <style:style style:name="T20" style:family="text">
      <style:text-properties fo:language="en" fo:country="US" officeooo:rsid="0034e797" fo:background-color="#00ffff" loext:char-shading-value="0"/>
    </style:style>
    <style:style style:name="T21" style:family="text">
      <style:text-properties fo:language="en" fo:country="US" fo:background-color="#ffff00" loext:char-shading-value="0"/>
    </style:style>
    <style:style style:name="T22" style:family="text">
      <style:text-properties fo:language="en" fo:country="US" officeooo:rsid="0022567e" fo:background-color="#ffff00" loext:char-shading-value="0"/>
    </style:style>
    <style:style style:name="T23" style:family="text">
      <style:text-properties fo:language="en" fo:country="US" officeooo:rsid="010d5a6e"/>
    </style:style>
    <style:style style:name="T24" style:family="text">
      <style:text-properties fo:language="en" fo:country="US" officeooo:rsid="011146e3"/>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officeooo:rsid="001bd8bb"/>
    </style:style>
    <style:style style:name="T28" style:family="text">
      <style:text-properties officeooo:rsid="001ad70f"/>
    </style:style>
    <style:style style:name="T29" style:family="text">
      <style:text-properties fo:font-weight="bold" style:font-weight-asian="bold" style:font-weight-complex="bold"/>
    </style:style>
    <style:style style:name="T30" style:family="text">
      <style:text-properties fo:font-weight="bold" officeooo:rsid="00818156" style:font-weight-asian="bold" style:font-weight-complex="bold"/>
    </style:style>
    <style:style style:name="T31" style:family="text">
      <style:text-properties fo:font-weight="bold" officeooo:rsid="00bbe1c3" style:font-weight-asian="bold" style:font-weight-complex="bold"/>
    </style:style>
    <style:style style:name="T32" style:family="text">
      <style:text-properties fo:font-weight="bold" fo:background-color="#00ffff" loext:char-shading-value="0" style:font-weight-asian="bold" style:font-weight-complex="bold"/>
    </style:style>
    <style:style style:name="T33" style:family="text">
      <style:text-properties fo:font-weight="bold" officeooo:rsid="006989ce" fo:background-color="#00ffff" loext:char-shading-value="0" style:font-weight-asian="bold" style:font-weight-complex="bold"/>
    </style:style>
    <style:style style:name="T34" style:family="text">
      <style:text-properties officeooo:rsid="001bd8bb"/>
    </style:style>
    <style:style style:name="T35" style:family="text">
      <style:text-properties officeooo:rsid="001cc157"/>
    </style:style>
    <style:style style:name="T36" style:family="text">
      <style:text-properties style:text-line-through-style="none" style:text-line-through-type="none"/>
    </style:style>
    <style:style style:name="T37"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8" style:family="text">
      <style:text-properties style:text-line-through-style="none" style:text-line-through-type="none" fo:language="en" fo:country="US" fo:font-style="italic" style:text-underline-style="none" style:font-style-asian="italic" style:font-style-complex="italic"/>
    </style:style>
    <style:style style:name="T39" style:family="text">
      <style:text-properties style:text-line-through-style="none" style:text-line-through-type="none" fo:language="en" fo:country="US" fo:font-style="italic" style:text-underline-style="none" officeooo:rsid="00190f76" style:font-style-asian="italic" style:font-style-complex="italic"/>
    </style:style>
    <style:style style:name="T40"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41" style:family="text">
      <style:text-properties style:text-line-through-style="none" style:text-line-through-type="none" fo:language="en" fo:country="US" fo:background-color="transparent" loext:char-shading-value="0"/>
    </style:style>
    <style:style style:name="T42" style:family="text">
      <style:text-properties style:text-line-through-style="none" style:text-line-through-type="none" fo:language="en" fo:country="US" officeooo:rsid="003b8dff" fo:background-color="transparent" loext:char-shading-value="0"/>
    </style:style>
    <style:style style:name="T43" style:family="text">
      <style:text-properties style:text-line-through-style="none" style:text-line-through-type="none" fo:background-color="#ff9999" loext:char-shading-value="0"/>
    </style:style>
    <style:style style:name="T44" style:family="text">
      <style:text-properties style:text-line-through-style="none" style:text-line-through-type="none" fo:background-color="transparent" loext:char-shading-value="0"/>
    </style:style>
    <style:style style:name="T45" style:family="text">
      <style:text-properties style:text-line-through-style="none" style:text-line-through-type="none" officeooo:rsid="003fde04" fo:background-color="transparent" loext:char-shading-value="0"/>
    </style:style>
    <style:style style:name="T46" style:family="text">
      <style:text-properties style:text-line-through-style="none" style:text-line-through-type="none" officeooo:rsid="00c32adb" fo:background-color="transparent" loext:char-shading-value="0"/>
    </style:style>
    <style:style style:name="T47" style:family="text">
      <style:text-properties style:text-line-through-style="none" style:text-line-through-type="none" officeooo:rsid="00a72e31"/>
    </style:style>
    <style:style style:name="T48" style:family="text">
      <style:text-properties style:text-line-through-style="none" style:text-line-through-type="none" fo:font-weight="normal" fo:background-color="transparent" loext:char-shading-value="0" style:font-weight-asian="normal" style:font-weight-complex="normal"/>
    </style:style>
    <style:style style:name="T49" style:family="text">
      <style:text-properties style:text-line-through-style="none" style:text-line-through-type="none" fo:font-weight="normal" officeooo:rsid="00f5f4ab" fo:background-color="transparent" loext:char-shading-value="0" style:font-weight-asian="normal" style:font-weight-complex="normal"/>
    </style:style>
    <style:style style:name="T50" style:family="text">
      <style:text-properties style:text-line-through-style="solid" style:text-line-through-type="single"/>
    </style:style>
    <style:style style:name="T51" style:family="text">
      <style:text-properties style:text-line-through-style="solid" style:text-line-through-type="single" fo:language="en" fo:country="US"/>
    </style:style>
    <style:style style:name="T52" style:family="text">
      <style:text-properties style:text-line-through-style="solid" style:text-line-through-type="single" fo:language="en" fo:country="US" fo:font-style="italic" style:text-underline-style="none" officeooo:rsid="00190f76" style:font-style-asian="italic" style:font-style-complex="italic"/>
    </style:style>
    <style:style style:name="T53" style:family="text">
      <style:text-properties style:text-line-through-style="solid" style:text-line-through-type="single" fo:language="en" fo:country="US" officeooo:rsid="0022567e"/>
    </style:style>
    <style:style style:name="T54" style:family="text">
      <style:text-properties style:text-line-through-style="solid" style:text-line-through-type="single" fo:font-style="italic" fo:background-color="#fff200" loext:char-shading-value="0" style:font-style-asian="italic" style:font-style-complex="italic"/>
    </style:style>
    <style:style style:name="T55" style:family="text">
      <style:text-properties style:text-line-through-style="solid" style:text-line-through-type="single" fo:background-color="#fff200" loext:char-shading-value="0"/>
    </style:style>
    <style:style style:name="T56" style:family="text">
      <style:text-properties style:text-line-through-style="solid" style:text-line-through-type="single" fo:background-color="#66ff66" loext:char-shading-value="0"/>
    </style:style>
    <style:style style:name="T57" style:family="text">
      <style:text-properties style:text-line-through-style="solid" style:text-line-through-type="single" officeooo:rsid="0059d8ba"/>
    </style:style>
    <style:style style:name="T58" style:family="text">
      <style:text-properties style:text-line-through-style="solid" style:text-line-through-type="single" officeooo:rsid="009e8fcf"/>
    </style:style>
    <style:style style:name="T59" style:family="text">
      <style:text-properties style:text-line-through-style="solid" style:text-line-through-type="single" fo:background-color="#00ffff" loext:char-shading-value="0"/>
    </style:style>
    <style:style style:name="T60" style:family="text">
      <style:text-properties officeooo:rsid="00444558"/>
    </style:style>
    <style:style style:name="T61" style:family="text">
      <style:text-properties fo:background-color="transparent" loext:char-shading-value="0"/>
    </style:style>
    <style:style style:name="T62" style:family="text">
      <style:text-properties officeooo:rsid="00444558" fo:background-color="transparent" loext:char-shading-value="0"/>
    </style:style>
    <style:style style:name="T63" style:family="text">
      <style:text-properties officeooo:rsid="005f8912" fo:background-color="transparent" loext:char-shading-value="0"/>
    </style:style>
    <style:style style:name="T64" style:family="text">
      <style:text-properties officeooo:rsid="00ecae7d" fo:background-color="transparent" loext:char-shading-value="0"/>
    </style:style>
    <style:style style:name="T65" style:family="text">
      <style:text-properties officeooo:rsid="005763f6"/>
    </style:style>
    <style:style style:name="T66" style:family="text">
      <style:text-properties officeooo:rsid="005786c4"/>
    </style:style>
    <style:style style:name="T67" style:family="text">
      <style:text-properties officeooo:rsid="005363e5"/>
    </style:style>
    <style:style style:name="T68" style:family="text">
      <style:text-properties fo:background-color="#66ff66" loext:char-shading-value="0"/>
    </style:style>
    <style:style style:name="T69" style:family="text">
      <style:text-properties officeooo:rsid="0066cf4e" fo:background-color="#66ff66" loext:char-shading-value="0"/>
    </style:style>
    <style:style style:name="T70" style:family="text">
      <style:text-properties officeooo:rsid="009d3719" fo:background-color="#66ff66" loext:char-shading-value="0"/>
    </style:style>
    <style:style style:name="T71" style:family="text">
      <style:text-properties fo:font-weight="normal" fo:background-color="#00ffff" loext:char-shading-value="0" style:font-weight-asian="normal" style:font-weight-complex="normal"/>
    </style:style>
    <style:style style:name="T72" style:family="text">
      <style:text-properties fo:font-weight="normal" officeooo:rsid="006989ce" fo:background-color="#00ffff" loext:char-shading-value="0" style:font-weight-asian="normal" style:font-weight-complex="normal"/>
    </style:style>
    <style:style style:name="T73" style:family="text">
      <style:text-properties fo:font-weight="normal" style:font-weight-asian="normal" style:font-weight-complex="normal"/>
    </style:style>
    <style:style style:name="T74" style:family="text">
      <style:text-properties fo:font-weight="normal" fo:background-color="transparent" loext:char-shading-value="0" style:font-weight-asian="normal" style:font-weight-complex="normal"/>
    </style:style>
    <style:style style:name="T75" style:family="text">
      <style:text-properties fo:font-weight="normal" officeooo:rsid="007e598d" fo:background-color="transparent" loext:char-shading-value="0" style:font-weight-asian="normal" style:font-weight-complex="normal"/>
    </style:style>
    <style:style style:name="T76"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77" style:family="text">
      <style:text-properties fo:font-style="italic" style:font-style-asian="italic" style:font-style-complex="italic"/>
    </style:style>
    <style:style style:name="T78"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79"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80" style:family="text">
      <style:text-properties fo:font-style="normal" style:font-style-asian="normal" style:font-style-complex="normal"/>
    </style:style>
    <style:style style:name="T81" style:family="text">
      <style:text-properties fo:font-style="normal" officeooo:rsid="007a2ce4" style:font-style-asian="normal" style:font-style-complex="normal"/>
    </style:style>
    <style:style style:name="T82" style:family="text">
      <style:text-properties fo:background-color="#00ffff" loext:char-shading-value="0"/>
    </style:style>
    <style:style style:name="T83" style:family="text">
      <style:text-properties officeooo:rsid="00b6a256" fo:background-color="#00ffff" loext:char-shading-value="0"/>
    </style:style>
    <style:style style:name="T84" style:family="text">
      <style:text-properties officeooo:rsid="00801862"/>
    </style:style>
    <style:style style:name="T85" style:family="text">
      <style:text-properties officeooo:rsid="00818156"/>
    </style:style>
    <style:style style:name="T86" style:family="text">
      <style:text-properties officeooo:rsid="00907498"/>
    </style:style>
    <style:style style:name="T87" style:family="text">
      <style:text-properties officeooo:rsid="0096126f"/>
    </style:style>
    <style:style style:name="T88" style:family="text">
      <style:text-properties officeooo:rsid="009a0ae1"/>
    </style:style>
    <style:style style:name="T89" style:family="text">
      <style:text-properties officeooo:rsid="00a44521"/>
    </style:style>
    <style:style style:name="T90" style:family="text">
      <style:text-properties officeooo:rsid="00bbe1c3"/>
    </style:style>
    <style:style style:name="T91" style:family="text">
      <style:text-properties officeooo:rsid="00d0e091"/>
    </style:style>
    <style:style style:name="T92" style:family="text">
      <style:text-properties officeooo:rsid="00e0d536"/>
    </style:style>
    <style:style style:name="T93" style:family="text">
      <style:text-properties officeooo:rsid="00e48ced"/>
    </style:style>
    <style:style style:name="T94" style:family="text">
      <style:text-properties officeooo:rsid="00eb68a3"/>
    </style:style>
    <style:style style:name="T95" style:family="text">
      <style:text-properties officeooo:rsid="00f1b1f8"/>
    </style:style>
    <style:style style:name="T96" style:family="text">
      <style:text-properties fo:background-color="#ffffff" loext:char-shading-value="0"/>
    </style:style>
    <style:style style:name="T97" style:family="text">
      <style:text-properties officeooo:rsid="00fa321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65">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66">definitely do it / make this stand out extra for one reason or another</text:span></text:p>
      <text:p text:style-name="P10"><text:span text:style-name="T50">strikethrough</text:span> = done!</text:p>
      <text:p text:style-name="P3"/>
      <text:list xml:id="list3739583979" text:style-name="L1">
        <text:list-item>
          <text:p text:style-name="P11">20180818:</text:p>
        </text:list-item>
      </text:list>
      <text:list xml:id="list3700576275" text:style-name="L2">
        <text:list-item>
          <text:list>
            <text:list-item>
              <text:p text:style-name="P63"><text:span text:style-name="T3">This is a rather difficult and confusing process</text:span><text:span text:style-name="T37">, but what I think I’ve settled on is the following:</text:span></text:p>
            </text:list-item>
          </text:list>
        </text:list-item>
      </text:list>
      <text:list xml:id="list1886335625" text:style-name="L3">
        <text:list-item>
          <text:list>
            <text:list-item>
              <text:list>
                <text:list-item>
                  <text:p text:style-name="P64">Use Asciidoctor and .adoc files to generate a 4-pg. PDF.</text:p>
                  <text:list>
                    <text:list-item>
                      <text:p text:style-name="P12"><text:span text:style-name="T43">Customize the theme as needed: </text:span><text:a xlink:type="simple" xlink:href="https://github.com/asciidoctor/asciidoctor-pdf/blob/master/docs/theming-guide.adoc" text:style-name="Internet_20_link" text:visited-style-name="Visited_20_Internet_20_Link"><text:span text:style-name="T43">https://github.com/asciidoctor/asciidoctor-pdf/blob/master/docs/theming-guide.adoc</text:span></text:a><text:span text:style-name="T43">. </text:span></text:p>
                    </text:list-item>
                  </text:list>
                </text:list-item>
                <text:list-item>
                  <text:p text:style-name="P64">Use a PyPDF2 2-up.py script to combine these 4 pgs into 2 pgs. </text:p>
                  <text:list>
                    <text:list-item>
                      <text:p text:style-name="P13"><text:a xlink:type="simple" xlink:href="https://github.com/mstamy2/PyPDF2/blob/master/Scripts/2-up.py" text:style-name="Internet_20_link" text:visited-style-name="Visited_20_Internet_20_Link"><text:span text:style-name="T43">https://github.com/mstamy2/PyPDF2/blob/master/Scripts/2-up.py</text:span></text:a><text:span text:style-name="T43"> </text:span></text:p>
                    </text:list-item>
                  </text:list>
                </text:list-item>
                <text:list-item>
                  <text:p text:style-name="P64">Done! Print this page double-sided, as the ward bulletin!</text:p>
                </text:list-item>
              </text:list>
            </text:list-item>
            <text:list-item>
              <text:p text:style-name="P65">Expected process to make this work:</text:p>
              <text:list>
                <text:list-item>
                  <text:p text:style-name="P65"><text:span text:style-name="T29">Manually</text:span>:</text:p>
                  <text:list>
                    <text:list-item>
                      <text:p text:style-name="P65">Find an image, charcoalize it in LibreOffice Writer 6. Save the file. (Automate this <text:span text:style-name="T25">eventually</text:span> using image-processing scripts and things)</text:p>
                    </text:list-item>
                    <text:list-item>
                      <text:p text:style-name="P67"><text:span text:style-name="T34">A) </text:span>Type up the <text:span text:style-name="T25">people doing each thing</text:span><text:span text:style-name="T26"> into a text document.</text:span></text:p>
                    </text:list-item>
                    <text:list-item>
                      <text:p text:style-name="P67"><text:span text:style-name="T27">B) </text:span><text:span text:style-name="T26">Copy and paste the cleaning table into a text document, and manually ensure that &gt; 1 space occurs between each column separator (that’s how I will parse it in Python—I’ll look for &gt;=2 spaces to indicate column separation).</text:span></text:p>
                    </text:list-item>
                    <text:list-item>
                      <text:p text:style-name="P70">Type up all announcements in a .adoc file, with appropriate links, bold, font size, etc.</text:p>
                    </text:list-item>
                  </text:list>
                </text:list-item>
                <text:list-item>
                  <text:p text:style-name="P71">Have a script:</text:p>
                  <text:list>
                    <text:list-item>
                      <text:p text:style-name="P66"><text:span text:style-name="T28">R</text:span>ename <text:span text:style-name="T28">the LibreOffice file</text:span> to a .zip file or whatever, open it, and extract the <text:span text:style-name="T28">image.</text:span></text:p>
                    </text:list-item>
                    <text:list-item>
                      <text:p text:style-name="P68">Parse the <text:span text:style-name="T35">B) </text:span>text table info, and format it according to .adoc table format.</text:p>
                    </text:list-item>
                    <text:list-item>
                      <text:p text:style-name="P68">P<text:span text:style-name="T35">arse the A) text doc, and insert the people into a .adoc template. </text:span></text:p>
                    </text:list-item>
                    <text:list-item>
                      <text:p text:style-name="P69">Create 4-pgs of PDFs, including from 2 and 3 just above.</text:p>
                    </text:list-item>
                  </text:list>
                </text:list-item>
              </text:list>
            </text:list-item>
          </text:list>
        </text:list-item>
      </text:list>
      <text:list xml:id="list154216426670709" text:continue-list="list3739583979" text:style-name="L1">
        <text:list-item>
          <text:list>
            <text:list-item>
              <text:p text:style-name="P74">TODO TO MAKE THIS HAPPEN:</text:p>
              <text:list>
                <text:list-item>
                  <text:p text:style-name="P74">Create 4 pgs of .adocs.</text:p>
                </text:list-item>
                <text:list-item>
                  <text:p text:style-name="P74">Generate PDFs from them using a Python script that calls the asciidoctor commands, then uses pypdf2 to combine them. </text:p>
                </text:list-item>
              </text:list>
            </text:list-item>
          </text:list>
        </text:list-item>
      </text:list>
      <text:list xml:id="list3364099163" text:style-name="L4">
        <text:list-item>
          <text:list>
            <text:list-item>
              <text:p text:style-name="P17">Procedure: </text:p>
              <text:list>
                <text:list-item>
                  <text:p text:style-name="P95"><text:span text:style-name="T4">Extract “content.xml” from the .</text:span><text:span text:style-name="T5">odt zip file.</text:span></text:p>
                </text:list-item>
                <text:list-item>
                  <text:p text:style-name="P96">Use Python to replace names and content as necessary.</text:p>
                </text:list-item>
                <text:list-item>
                  <text:p text:style-name="P96">Zip it back up or whatever, and ensure it ends in .odt when done.</text:p>
                </text:list-item>
                <text:list-item>
                  <text:p text:style-name="P167"><text:span text:style-name="T53">Auto-o</text:span><text:span text:style-name="T51">pen in LibreOffice</text:span><text:span text:style-name="T2"> </text:span><text:span text:style-name="T21">and </text:span><text:span text:style-name="T22">(manually) </text:span><text:span text:style-name="T21">export as PDF.</text:span></text:p>
                </text:list-item>
                <text:list-item>
                  <text:p text:style-name="P18">Done!</text:p>
                </text:list-item>
              </text:list>
            </text:list-item>
            <text:list-item>
              <text:p text:style-name="P97"><text:soft-page-break/>TODO:</text:p>
              <text:list>
                <text:list-item>
                  <text:p text:style-name="P97">Update LibreOffice to latest version.</text:p>
                </text:list-item>
                <text:list-item>
                  <text:p text:style-name="P97">Create the document from scratch to hopefully fix its crappy formatting problems.</text:p>
                </text:list-item>
                <text:list-item>
                  <text:p text:style-name="P164"><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97">T_WLD_ = Table, Ward Leadership Directory</text:p>
                    </text:list-item>
                    <text:list-item>
                      <text:p text:style-name="P98">TEMPLE_NAME</text:p>
                    </text:list-item>
                    <text:list-item>
                      <text:p text:style-name="P98">TEMPLE_URL</text:p>
                    </text:list-item>
                    <text:list-item>
                      <text:p text:style-name="P97">M_ = Meeting</text:p>
                    </text:list-item>
                    <text:list-item>
                      <text:p text:style-name="P99">IM_ = Image</text:p>
                    </text:list-item>
                    <text:list-item>
                      <text:p text:style-name="P99">D_ = Date</text:p>
                    </text:list-item>
                    <text:list-item>
                      <text:p text:style-name="P100">M_DATE = meeting date</text:p>
                    </text:list-item>
                    <text:list-item>
                      <text:p text:style-name="P168"><text:span text:style-name="T51">T_CA_ = Table, Cleaning Assignments</text:span><text:span text:style-name="T41"> </text:span><text:span text:style-name="T42">DONE 20180818</text:span></text:p>
                    </text:list-item>
                  </text:list>
                </text:list-item>
                <text:list-item>
                  <text:p text:style-name="P164"><text:span text:style-name="T8">A) </text:span><text:span text:style-name="T2">Write up </text:span><text:span text:style-name="T8">a single </text:span><text:span text:style-name="T14">text document</text:span><text:span text:style-name="T8"> with the appropriate fields, as listed above, and the person to the right of that field as a type of Key/Value pair.</text:span></text:p>
                </text:list-item>
                <text:list-item>
                  <text:p text:style-name="P169"><text:span text:style-name="T51">B) </text:span><text:span text:style-name="T52">Copy and paste the cleaning table into a text document, and manually ensure that &gt; 1 space occurs between each column separator</text:span><text:span text:style-name="T40"> (that’s how I will parse it in Python—I’ll look for &gt;=2 spaces to indicate column separation).</text:span></text:p>
                  <text:list>
                    <text:list-item>
                      <text:p text:style-name="P171"><text:span text:style-name="T39">M</text:span><text:span text:style-name="T38">y script will then have to generate 1 new row in the table for each row I paste into the document.</text:span></text:p>
                    </text:list-item>
                  </text:list>
                </text:list-item>
                <text:list-item>
                  <text:p text:style-name="P164"><text:span text:style-name="T17">Write a Python script to apply the above procedure, doing an automated find/replace throughout the “contents.xml” file </text:span><text:span text:style-name="T18">for the A) file Key/Value pair, and for the B) </text:span><text:span text:style-name="T19">cleaning table </text:span><text:span text:style-name="T18">file, </text:span><text:span text:style-name="T20">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165"><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166"><text:span text:style-name="T16">D</text:span><text:span text:style-name="T15">one!</text:span></text:p>
                </text:list-item>
              </text:list>
            </text:list-item>
          </text:list>
        </text:list-item>
      </text:list>
      <text:list xml:id="list154216958851959" text:continue-list="list154216426670709" text:style-name="L1">
        <text:list-item>
          <text:p text:style-name="P19">20180820:</text:p>
        </text:list-item>
      </text:list>
      <text:list xml:id="list3230710906" text:style-name="L5">
        <text:list-item>
          <text:list>
            <text:list-item>
              <text:p text:style-name="P101">NEXT: Write a hymn_num_2_name.py script to read in the nicely-formatted hymns from “hymns_of_the_Church_of_Jesus_Christ_of_Latter-day_Saints_formatted.txt”, store the hymns in a nice list, and allow easy retrieval of them! <text:span text:style-name="T44"><text:s/></text:span><text:span text:style-name="T45">DONE 20180821</text:span></text:p>
            </text:list-item>
            <text:list-item>
              <text:p text:style-name="P20">Then do the text document above, and continue doing the above.</text:p>
            </text:list-item>
          </text:list>
        </text:list-item>
      </text:list>
      <text:list xml:id="list154217878133773" text:continue-list="list154216958851959" text:style-name="L1">
        <text:list-item>
          <text:p text:style-name="P34">20180821:</text:p>
        </text:list-item>
      </text:list>
      <text:list xml:id="list2458248901" text:style-name="L6">
        <text:list-item>
          <text:list>
            <text:list-item>
              <text:p text:style-name="P35"><text:span text:style-name="T55">See #1 just above: now that it’s done in a manner properly using hymns_list as a global variable, consider converting the file into a proper class instead, to encapsulate the whole thing in a class. </text:span><text:span text:style-name="T54">(Note: this would be more as a learning exercise than as an actual need, however, as imply importing the module hymn_num_2_name.py would already encapsulate the global variable and defined methods therein as it is)</text:span><text:span text:style-name="T55">.</text:span><text:span text:style-name="T61"> </text:span><text:span text:style-name="T62">DONE 20180821! THIS WAS A GREAT CHANGE; MUCH CLEANER &amp; BETTER! :)</text:span></text:p>
            </text:list-item>
            <text:list-item>
              <text:p text:style-name="P21"><text:span text:style-name="T60">N</text:span>EXT:</text:p>
              <text:list>
                <text:list-item>
                  <text:p text:style-name="P102">Go back to item #4 a few days above.</text:p>
                </text:list-item>
                <text:list-item>
                  <text:p text:style-name="P22">FYI: when running the script, have it append to a log file too!</text:p>
                  <text:list>
                    <text:list-item>
                      <text:p text:style-name="P22">Once the log is over 10000 lines, create a new log file though.</text:p>
                    </text:list-item>
                  </text:list>
                </text:list-item>
                <text:list-item>
                  <text:p text:style-name="P36">Go to #6 above. Steps:</text:p>
                  <text:list>
                    <text:list-item>
                      <text:p text:style-name="P125"><text:soft-page-break/>Uncompress .odt file</text:p>
                      <text:list>
                        <text:list-item>
                          <text:p text:style-name="P36"><text:a xlink:type="simple" xlink:href="https://stackoverflow.com/questions/3451111/unzipping-files-in-python" text:style-name="Internet_20_link" text:visited-style-name="Visited_20_Internet_20_Link"><text:span text:style-name="T56">https://stackoverflow.com/questions/3451111/unzipping-files-in-python</text:span></text:a></text:p>
                        </text:list-item>
                        <text:list-item>
                          <text:p text:style-name="P103">Pick back up in “bulletin_find_and_replace.py” line 47</text:p>
                        </text:list-item>
                      </text:list>
                    </text:list-item>
                    <text:list-item>
                      <text:p text:style-name="P125">Parse bulletin.txt input fields/field names</text:p>
                    </text:list-item>
                    <text:list-item>
                      <text:p text:style-name="P143">Open file inside the decompressed .odt file</text:p>
                    </text:list-item>
                    <text:list-item>
                      <text:p text:style-name="P43"><text:span text:style-name="T50">find and replace text inside it</text:span><text:span text:style-name="T74"> </text:span><text:span text:style-name="T75">DONE 20180825!</text:span></text:p>
                    </text:list-item>
                    <text:list-item>
                      <text:p text:style-name="P125">Recompress it</text:p>
                    </text:list-item>
                    <text:list-item>
                      <text:p text:style-name="P125"><text:span text:style-name="T84">Automatically o</text:span>pen it in LibreOffice</text:p>
                    </text:list-item>
                    <text:list-item>
                      <text:p text:style-name="P144">Go back and script the “Special Fields” too.</text:p>
                    </text:list-item>
                    <text:list-item>
                      <text:p text:style-name="P44">And script the <text:span text:style-name="T25">front cover image</text:span> by auto-pulling it out from another .odt document containing a single image which you have previously prepped.</text:p>
                    </text:list-item>
                  </text:list>
                </text:list-item>
              </text:list>
            </text:list-item>
          </text:list>
        </text:list-item>
      </text:list>
      <text:list xml:id="list154217321529835" text:continue-list="list154217878133773" text:style-name="L1">
        <text:list-item>
          <text:p text:style-name="P76">20180822:</text:p>
          <text:list>
            <text:list-item>
              <text:p text:style-name="P104">Pick back up with 3.1 above on the train!</text:p>
            </text:list-item>
            <text:list-item>
              <text:p text:style-name="P77">TOMORROW:</text:p>
            </text:list-item>
          </text:list>
        </text:list-item>
      </text:list>
      <text:list xml:id="list3454455849" text:style-name="L7">
        <text:list-item>
          <text:list>
            <text:list-item>
              <text:list>
                <text:list-item>
                  <text:p text:style-name="P78"><text:span text:style-name="T50">Commit the public code to Github as a new repo called “LibreBulletin”, “A bulletin for Sunday meetings of the Church of Jesus Christ of Latter-day Saints”,</text:span> <text:span text:style-name="T50">with automated/scripted text replacement and hymn name lookup.”</text:span></text:p>
                  <text:list>
                    <text:list-item>
                      <text:p text:style-name="P105">...which allows automatic textual replacement of “fields” within the document via Python scripting and reading from text input files.</text:p>
                    </text:list-item>
                  </text:list>
                </text:list-item>
                <text:list-item>
                  <text:p text:style-name="P79"><text:span text:style-name="T50">Once you commit it, verify: does it look back and give me credit for all of the days I did commits in this repo?</text:span><text:span text:style-name="T61"> </text:span><text:span text:style-name="T63">YES! </text:span><text:span text:style-name="T50">Or does it just give me credit for the one day I submitted it to Github? </text:span><text:span text:style-name="T57">I’m curious how that works.</text:span></text:p>
                </text:list-item>
                <text:list-item>
                  <text:p text:style-name="P83">Pick back up on <text:span text:style-name="T67">the find and replace inside the extracted zip file above… (20180821, 2.3.3 and 2.3.4).</text:span></text:p>
                </text:list-item>
              </text:list>
            </text:list-item>
          </text:list>
        </text:list-item>
      </text:list>
      <text:list xml:id="list154217848581408" text:continue-list="list154217321529835" text:style-name="L1">
        <text:list-item>
          <text:p text:style-name="P88">20180823:</text:p>
        </text:list-item>
      </text:list>
      <text:list xml:id="list3575489563" text:style-name="L8">
        <text:list-item>
          <text:list>
            <text:list-item>
              <text:p text:style-name="P84">Extra features to consider/add:</text:p>
              <text:list>
                <text:list-item>
                  <text:p text:style-name="P84">log files</text:p>
                  <text:list>
                    <text:list-item>
                      <text:p text:style-name="P84">have field_name/field_value/# replacements made type info logged each time you run the script.</text:p>
                    </text:list-item>
                    <text:list-item>
                      <text:p text:style-name="P84">Store the log files into a “logs” folder <text:span text:style-name="T25">in the same dir as the bulletin input text file containing the fields</text:span>. </text:p>
                    </text:list-item>
                    <text:list-item>
                      <text:p text:style-name="P84">Name the log files year month day of the day they were created. Ex: “20180823.log”</text:p>
                    </text:list-item>
                    <text:list-item>
                      <text:p text:style-name="P84">Append all new logs to the current log file, but only if the log file is &lt; 10000 lines (make this a parameter in config.py). Once the log file is &gt;= 10000 lines, create a new log file.</text:p>
                    </text:list-item>
                    <text:list-item>
                      <text:p text:style-name="P84">Separate log entries with a long horizontal bar of “====”, followed by the exact date and time of running the script, and the names/paths of the input files, output files, etc.</text:p>
                    </text:list-item>
                  </text:list>
                </text:list-item>
              </text:list>
            </text:list-item>
          </text:list>
        </text:list-item>
      </text:list>
      <text:list xml:id="list966005092" text:style-name="L9">
        <text:list-item>
          <text:list>
            <text:list-item>
              <text:list>
                <text:list-item>
                  <text:p text:style-name="P85">Add a “config.py” file to contain shared configuration data, which may include project version #, input/output paths, <text:span text:style-name="T29">max log size (in # lines) = 10000</text:span>, etc.</text:p>
                </text:list-item>
                <text:list-item>
                  <text:p text:style-name="P126">Add configuration control fields as input <text:span text:style-name="T77">variables</text:span><text:span text:style-name="T80"> (config.whatever), rather than FIELDS, to the script. Ex:</text:span></text:p>
                  <text:list>
                    <text:list-item>
                      <text:p text:style-name="P145">`config.fastSunday = True` will modify the bulletin to use the fastSunday version of it instead.</text:p>
                    </text:list-item>
                  </text:list>
                </text:list-item>
                <text:list-item>
                  <text:p text:style-name="P75"><text:span text:style-name="T80">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80">DON’T DO THESE MANUAL FIXES BY EDITING THE XML FILE, THEY DO THEM IN LIBREOFFICE WRITER MANUALLY WITH THE “</text:span><text:span text:style-name="T81">Clone formatting”</text:span><text:span text:style-name="T80"> TOOL THING!</text:span></text:p>
                </text:list-item>
              </text:list>
            </text:list-item>
            <text:list-item>
              <text:p text:style-name="P15">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4">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46">Document this “FUTURE WORK” note into the project readme!</text:p>
                </text:list-item>
              </text:list>
            </text:list-item>
            <text:list-item>
              <text:p text:style-name="P106">Update the license info in the project.</text:p>
              <text:list>
                <text:list-item>
                  <text:p text:style-name="P106">Code should be LGPL</text:p>
                </text:list-item>
                <text:list-item>
                  <text:p text:style-name="P106">.odt docs should be CC By SA or something</text:p>
                </text:list-item>
              </text:list>
            </text:list-item>
            <text:list-item>
              <text:p text:style-name="P107">NEXT (ON THE TRAIN, THEN AT HOME):</text:p>
              <text:list>
                <text:list-item>
                  <text:p text:style-name="P148"><text:span text:style-name="T68">Do </text:span><text:span text:style-name="T69">the actual find/replace in the .odt doc! See 20180821 #2.3.3-4 above!</text:span></text:p>
                </text:list-item>
                <text:list-item>
                  <text:p text:style-name="P149"><text:span text:style-name="T69">T</text:span><text:span text:style-name="T68">ODO:</text:span></text:p>
                  <text:list>
                    <text:list-item>
                      <text:p text:style-name="P127">Bug fix! I need to copy and reverse sort the field list in order to replace longer strings first. Ex: `self.fields.sort(reverse = True)`</text:p>
                      <text:list>
                        <text:list-item>
                          <text:p text:style-name="P37"><text:span text:style-name="T50">To copy: </text:span><text:a xlink:type="simple" xlink:href="https://stackoverflow.com/questions/2612802/how-to-clone-or-copy-a-list" text:style-name="Internet_20_link" text:visited-style-name="Visited_20_Internet_20_Link"><text:span text:style-name="T50">https://stackoverflow.com/questions/2612802/how-to-clone-or-copy-a-list</text:span></text:a><text:span text:style-name="T50"> </text:span></text:p>
                          <text:list>
                            <text:list-item>
                              <text:p text:style-name="P150">newlist = oldlist.copy()</text:p>
                            </text:list-item>
                            <text:list-item>
                              <text:p text:style-name="P150">newlist.sort(reverse = True)</text:p>
                            </text:list-item>
                          </text:list>
                        </text:list-item>
                        <text:list-item>
                          <text:p text:style-name="P127">Consider the following fields &amp; values:</text:p>
                          <text:list>
                            <text:list-item>
                              <text:p text:style-name="P127">AAA: hello</text:p>
                            </text:list-item>
                            <text:list-item>
                              <text:p text:style-name="P127">AA: goodbye</text:p>
                            </text:list-item>
                            <text:list-item>
                              <text:p text:style-name="P127">A: kiss</text:p>
                            </text:list-item>
                          </text:list>
                        </text:list-item>
                        <text:list-item>
                          <text:p text:style-name="P127">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49"><text:span text:style-name="T82">Work-around. Git commit my current changes, </text:span><text:span text:style-name="T32">minus</text:span><text:span text:style-name="T71"> the libreoffice template doc change. Then, </text:span><text:span text:style-name="T72">do a brief writeup and even video possibly on </text:span><text:span text:style-name="T33">how</text:span><text:span text:style-name="T72">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76">looks</text:span><text:span text:style-name="T72"> identical in the .odt doc. Copy out the content.xml file </text:span><text:span text:style-name="T76">before</text:span><text:span text:style-name="T78"> fixing it. Run the script and save the output, then make the changes in the .odt document, then copy out the new content.xml file, and do a diff comparison of the two via meld in order to see the differences! </text:span><text:span text:style-name="T79">Note: view xml files in Chrome!</text:span></text:p>
                    </text:list-item>
                    <text:list-item>
                      <text:p text:style-name="P147">Then, get back on the path of development above.</text:p>
                    </text:list-item>
                  </text:list>
                </text:list-item>
              </text:list>
            </text:list-item>
          </text:list>
        </text:list-item>
      </text:list>
      <text:list xml:id="list154216469613022" text:continue-list="list154217848581408" text:style-name="L1">
        <text:list-item>
          <text:p text:style-name="P23">20180825:</text:p>
          <text:list>
            <text:list-item>
              <text:p text:style-name="P16">I've got the most very basic find and replace working now.</text:p>
            </text:list-item>
            <text:list-item>
              <text:p text:style-name="P45"><text:soft-page-break/>What's left before I'm done “<text:span text:style-name="T85">good enough”:</text:span></text:p>
            </text:list-item>
          </text:list>
        </text:list-item>
      </text:list>
      <text:list xml:id="list2328230011" text:style-name="L10">
        <text:list-item>
          <text:list>
            <text:list-item>
              <text:list>
                <text:list-item>
                  <text:p text:style-name="P38">Add log files</text:p>
                </text:list-item>
                <text:list-item>
                  <text:p text:style-name="P38">Improve output locations and tmp file location</text:p>
                </text:list-item>
                <text:list-item>
                  <text:p text:style-name="P128">Do hymn number replacements</text:p>
                </text:list-item>
                <text:list-item>
                  <text:p text:style-name="P128">Auto add date to front cover</text:p>
                </text:list-item>
                <text:list-item>
                  <text:p text:style-name="P38">Auto add new image from separate .odt file <text:span text:style-name="T85">containing nothing but an image, OR just from an image anywhere on your hard drive.</text:span></text:p>
                </text:list-item>
                <text:list-item>
                  <text:p text:style-name="P128">Add "Created with LibreBulletin <text:span text:style-name="T85">[&amp; </text:span>Link<text:span text:style-name="T85">]</text:span>" to bottom</text:p>
                </text:list-item>
                <text:list-item>
                  <text:p text:style-name="P38">Auto replace the cleaning assignments table, perhaps as a tabulated text block</text:p>
                </text:list-item>
                <text:list-item>
                  <text:p text:style-name="P151">Add Fast Sunday auto feature? <text:span text:style-name="T85">(ie: automatically deletes the right parts for Fast Sunday formatting?)</text:span></text:p>
                  <text:list>
                    <text:list-item>
                      <text:p text:style-name="P152">problem though: that means I’d have to manually update announcements in a new doc, which isn’t practical, so I’m probably better off just manually doing the minor formatting to put it in “Fast Sunday” form instead???? </text:p>
                    </text:list-item>
                    <text:list-item>
                      <text:p text:style-name="P129"><text:span text:style-name="T85">OR, I just figure out what XML mass replacements need to take place to convert that page from normal style to Fast Sunday style, and I do that? </text:span><text:span text:style-name="T30">←-yes, I think I like this idea the best; let’s take a look at doing it!</text:span></text:p>
                      <text:list>
                        <text:list-item>
                          <text:p text:style-name="P130">YES! Do this. I just did a practice one manually and here’s how to accomplish it:</text:p>
                          <text:list>
                            <text:list-item>
                              <text:p text:style-name="P153">Add some manual “fields” at the beginning of the Sacrament Meeting page. Ex: “SUPER_SECRET_START”, or “<text:span text:style-name="T29">SACRAMENT_MTG_START</text:span>”, and at the end: “<text:span text:style-name="T29">SACRAMENT_MTG_END</text:span>”. Now, the XML start and end will look something like this:</text:p>
                              <text:list>
                                <text:list-item>
                                  <text:p text:style-name="P153">&lt;text:p text:style-name="P57"&gt;SUPER_SECRET_START&lt;/text:p&gt;</text:p>
                                </text:list-item>
                                <text:list-item>
                                  <text:p text:style-name="P153">&lt;text:p text:style-name="P58"&gt;SUPER_SECRET_END&lt;/text:p&gt;</text:p>
                                </text:list-item>
                              </text:list>
                            </text:list-item>
                            <text:list-item>
                              <text:p text:style-name="P153">So, look for these strings in the XML file, except where “P57” and “P58” can be <text:span text:style-name="T29">any</text:span><text:span text:style-name="T73"> number, for example, and then just delete everything from START to END, and replace it with the format you’d like! Done!</text:span></text:p>
                            </text:list-item>
                          </text:list>
                        </text:list-item>
                      </text:list>
                    </text:list-item>
                  </text:list>
                </text:list-item>
                <text:list-item>
                  <text:p text:style-name="P128">Add config.py file.</text:p>
                </text:list-item>
                <text:list-item>
                  <text:p text:style-name="P46"/>
                </text:list-item>
              </text:list>
            </text:list-item>
          </text:list>
        </text:list-item>
      </text:list>
      <text:list xml:id="list154216575371248" text:continue-list="list154216469613022" text:style-name="L1">
        <text:list-item>
          <text:list>
            <text:list-item>
              <text:p text:style-name="P47">Notes/<text:span text:style-name="T87">todo</text:span>:</text:p>
              <text:list>
                <text:list-item>
                  <text:p text:style-name="P48">auto-close doc before running script –if easy</text:p>
                </text:list-item>
                <text:list-item>
                  <text:p text:style-name="P154">add announcement about JustServe.org to bulletin template </text:p>
                </text:list-item>
                <text:list-item>
                  <text:p text:style-name="P155">output error if hymn_number is too large <text:span text:style-name="T86">when getting hymn_name</text:span></text:p>
                </text:list-item>
                <text:list-item>
                  <text:p text:style-name="P156">fast sunday<text:span text:style-name="T36"> </text:span><text:span text:style-name="T47">DONE 20180826!</text:span></text:p>
                </text:list-item>
                <text:list-item>
                  <text:p text:style-name="P24">cover photo (from .odt OR .jpg/.png)</text:p>
                  <text:list>
                    <text:list-item>
                      <text:p text:style-name="P49"><text:span text:style-name="T68">To install Pillow: </text:span><text:a xlink:type="simple" xlink:href="https://stackoverflow.com/a/20061019/4561887" text:style-name="Internet_20_link" text:visited-style-name="Visited_20_Internet_20_Link"><text:span text:style-name="T68">https://stackoverflow.com/a/20061019/4561887</text:span></text:a></text:p>
                      <text:list>
                        <text:list-item>
                          <text:p text:style-name="P25">`python3 -m pip install Pillow`</text:p>
                        </text:list-item>
                      </text:list>
                    </text:list-item>
                    <text:list-item>
                      <text:p text:style-name="P50"><text:span text:style-name="T70">Then, t</text:span><text:span text:style-name="T68">o convert from .jpg to .png: </text:span><text:a xlink:type="simple" xlink:href="https://stackoverflow.com/a/10759132/4561887" text:style-name="Internet_20_link" text:visited-style-name="Visited_20_Internet_20_Link"><text:span text:style-name="T68">https://stackoverflow.com/a/10759132/4561887</text:span></text:a><text:span text:style-name="T68"> </text:span></text:p>
                    </text:list-item>
                    <text:list-item>
                      <text:p text:style-name="P26">Determine the image name by looking for the image type in the “Pictures” dir of the <text:span text:style-name="T97">u</text:span>ncompressed .odt file. </text:p>
                    </text:list-item>
                    <text:list-item>
                      <text:p text:style-name="P108">When you insert the image, auto-scale it! It’s scale settings are in the content.xml file as <text:span text:style-name="T29">svg:width="4.5in" svg:height="2.8165in"</text:span>, for ex.</text:p>
                    </text:list-item>
                  </text:list>
                </text:list-item>
                <text:list-item>
                  <text:p text:style-name="P156">cleaning assignments table</text:p>
                  <text:list>
                    <text:list-item>
                      <text:p text:style-name="P109">Automate the deletion of rows which are for BEFORE any given Sunday too. Ie: auto-delete old entries</text:p>
                    </text:list-item>
                  </text:list>
                </text:list-item>
                <text:list-item>
                  <text:p text:style-name="P51">log</text:p>
                </text:list-item>
              </text:list>
            </text:list-item>
            <text:list-item>
              <text:p text:style-name="P157">Just did to main template <text:span text:style-name="T88">20180825-2043hrs:</text:span></text:p>
              <text:list>
                <text:list-item>
                  <text:p text:style-name="P158"><text:soft-page-break/>anchor image to page instead of paragraph</text:p>
                </text:list-item>
                <text:list-item>
                  <text:p text:style-name="P52"><text:span text:style-name="T58">UN</text:span><text:span text:style-name="T50">check box for “Keep ratio” inside image properties (right click --&gt; Properties --&gt; “Type” tab --&gt; </text:span><text:span text:style-name="T58">UNc</text:span><text:span text:style-name="T50">heck box for “Keep ratio” under the “Size” section)</text:span></text:p>
                </text:list-item>
              </text:list>
            </text:list-item>
          </text:list>
        </text:list-item>
        <text:list-item>
          <text:p text:style-name="P53">20180826:</text:p>
          <text:list>
            <text:list-item>
              <text:p text:style-name="P27">Add to script:</text:p>
              <text:list>
                <text:list-item>
                  <text:p text:style-name="P27">Automatically replace 1st, and 2nd with their Unicode counterparts which make st and nd superscripted.</text:p>
                </text:list-item>
                <text:list-item>
                  <text:p text:style-name="P27">To config.py, delineate top section as "User Parameters" and bottom section as "Programmer Parameters (not intended to be changed by user)".</text:p>
                </text:list-item>
                <text:list-item>
                  <text:p text:style-name="P27">In programmer parameters, include the version number as "VERSION = 0.1.0" or whatever.</text:p>
                </text:list-item>
                <text:list-item>
                  <text:p text:style-name="P27">Add a "# Changelog" section to the readme too, and reference semver, just like I do in <text:span text:style-name="T89">other readmes I’ve made</text:span>.</text:p>
                </text:list-item>
              </text:list>
            </text:list-item>
          </text:list>
        </text:list-item>
        <text:list-item>
          <text:p text:style-name="P110">20180827:</text:p>
          <text:list>
            <text:list-item>
              <text:p text:style-name="P110">NEED TO DO:</text:p>
            </text:list-item>
          </text:list>
        </text:list-item>
      </text:list>
      <text:list xml:id="list991758412" text:style-name="L11">
        <text:list-item>
          <text:list>
            <text:list-item>
              <text:list>
                <text:list-item>
                  <text:p text:style-name="P111">Automatic image converting, importing, &amp; scaling, for the front-cover image! </text:p>
                  <text:list>
                    <text:list-item>
                      <text:p text:style-name="P112">See some of the green highlighting just above, as well as other, previous notes above.</text:p>
                    </text:list-item>
                  </text:list>
                </text:list-item>
                <text:list-item>
                  <text:p text:style-name="P113">Automatic table importing of .csv data for cleaning assignments.</text:p>
                  <text:list>
                    <text:list-item>
                      <text:p text:style-name="P113">Handle all of the dates and stuff automatically too!</text:p>
                    </text:list-item>
                    <text:list-item>
                      <text:p text:style-name="P113">Auto-count the #rows in the table too, to determine how many replacements and things to do….</text:p>
                      <text:list>
                        <text:list-item>
                          <text:p text:style-name="P114">Actually, just keep replacing while destination fields exist and source fields exist.</text:p>
                        </text:list-item>
                      </text:list>
                    </text:list-item>
                  </text:list>
                </text:list-item>
                <text:list-item>
                  <text:p text:style-name="P131">NEXT (on train, then at home):</text:p>
                  <text:list>
                    <text:list-item>
                      <text:p text:style-name="P131">determine the image file type from the extension, convert the new image to this file type, &amp; do the file replacement</text:p>
                    </text:list-item>
                    <text:list-item>
                      <text:p text:style-name="P131">scale the image via the content.xml file</text:p>
                      <text:list>
                        <text:list-item>
                          <text:p text:style-name="P159"><text:span text:style-name="T82">wrap the x, y, width, height parsing code into a </text:span><text:span text:style-name="T83">(private)</text:span><text:span text:style-name="T82"> class function</text:span></text:p>
                          <text:list>
                            <text:list-item>
                              <text:p text:style-name="P54"><text:span text:style-name="T59">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59">https://www.smallsurething.com/private-methods-and-attributes-in-python/</text:span></text:a></text:p>
                            </text:list-item>
                          </text:list>
                        </text:list-item>
                        <text:list-item>
                          <text:p text:style-name="P132">utilize this function instead of having repetitive code, and delete the now-obsolete re.search() code that I had started in my first attempt to do this.</text:p>
                        </text:list-item>
                        <text:list-item>
                          <text:p text:style-name="P133">Scale the image, and replace the values in the xml file with the scaled values</text:p>
                        </text:list-item>
                      </text:list>
                    </text:list-item>
                  </text:list>
                </text:list-item>
              </text:list>
            </text:list-item>
          </text:list>
        </text:list-item>
      </text:list>
      <text:list xml:id="list154217167962508" text:continue-list="list154216575371248" text:style-name="L1">
        <text:list-item>
          <text:p text:style-name="P115">20180828:</text:p>
          <text:list>
            <text:list-item>
              <text:p text:style-name="P115">Make the new private function: __parseSubStr() and __replaceSubStr()</text:p>
              <text:list>
                <text:list-item>
                  <text:p text:style-name="P116">Update: __replaceSubStr() is unnecessary. Just use str.replace() instead! <text:span text:style-name="T91">Update again: no, actually it IS necessary, so do it.</text:span></text:p>
                </text:list-item>
              </text:list>
            </text:list-item>
            <text:list-item>
              <text:p text:style-name="P134">NEXT (on the train, then at home):</text:p>
              <text:list>
                <text:list-item>
                  <text:p text:style-name="P135">Write a function `<text:span text:style-name="T31">num2XMLStr()</text:span><text:span text:style-name="T90">` to convert any number to a string to be used in the content.xml file! Have it simply return: `</text:span><text:span text:style-name="T31">"{:.4f}".format(num).rstrip('.0')</text:span><text:span text:style-name="T90">`</text:span></text:p>
                </text:list-item>
                <text:list-item>
                  <text:p text:style-name="P136">Then, on line ~468 in bulletin_find_and_replace.py, add the code to calculate new x and y positions for the image, based on its new scaled size!</text:p>
                </text:list-item>
                <text:list-item>
                  <text:p text:style-name="P136">And finally do the filedata.replace() calls as necessary to replace all of these values in the XML file!<text:span text:style-name="T44"> </text:span><text:span text:style-name="T46">DONE 20180828!</text:span></text:p>
                </text:list-item>
                <text:list-item>
                  <text:p text:style-name="P117">TODO: image conversion optimization:</text:p>
                  <text:list>
                    <text:list-item>
                      <text:p text:style-name="P160"><text:soft-page-break/>It appears that the most time-consuming part of the entire LibreBulletin script is the conversion process from one image form to another. Ex: converting a new front-cover image from .jpg to .png <text:span text:style-name="T29">appears</text:span><text:span text:style-name="T73"> (without doing any actual timing measurements) to take ~1.5 seconds of the entire 2 second process. </text:span></text:p>
                    </text:list-item>
                    <text:list-item>
                      <text:p text:style-name="P161">So, each time you go to update an image: </text:p>
                      <text:list>
                        <text:list-item>
                          <text:p text:style-name="P160"><text:span text:style-name="T73">Once you figure out the destination format (I suspect it’s always going to be .png), do the conversion to the destination format and </text:span><text:span text:style-name="T29">save a copy of it in the new format but with the old name </text:span><text:span text:style-name="T73">in the same location as the original file.</text:span></text:p>
                        </text:list-item>
                        <text:list-item>
                          <text:p text:style-name="P161">Next time you go to do the conversion, first just check to see if it’s already been done. If so, no need to repeat the conversion process every time!</text:p>
                        </text:list-item>
                        <text:list-item>
                          <text:p text:style-name="P162">In summary: </text:p>
                          <text:list>
                            <text:list-item>
                              <text:p text:style-name="P162">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18">TODO: UPDATE THIS TO PRINT ALL 4 PARAMETERS FOR THE IMAGE BOTH *BEFORE* *AND* *AFTER* PREPPING THE NEW IMAGE!</text:p>
                </text:list-item>
                <text:list-item>
                  <text:p text:style-name="P118">Review and Git commit my current git changes thus far!</text:p>
                </text:list-item>
                <text:list-item>
                  <text:p text:style-name="P119">Add correct link in the .txt input doc for the new bulletin image!</text:p>
                </text:list-item>
                <text:list-item>
                  <text:p text:style-name="P120">Do image conversion thing above!</text:p>
                </text:list-item>
              </text:list>
            </text:list-item>
          </text:list>
        </text:list-item>
        <text:list-item>
          <text:p text:style-name="P28">20180829:</text:p>
        </text:list-item>
      </text:list>
      <text:list xml:id="list717823445" text:style-name="L12">
        <text:list-item>
          <text:list>
            <text:list-item>
              <text:p text:style-name="P29"><text:span text:style-name="T50">Do cleaning list table automatic importing &amp; insertion into the document!</text:span><text:span text:style-name="T61"> </text:span><text:span text:style-name="T64">DONE 20180830!</text:span></text:p>
            </text:list-item>
            <text:list-item>
              <text:p text:style-name="P55">TODO: </text:p>
              <text:list>
                <text:list-item>
                  <text:p text:style-name="P55">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0">Specify in the readme the versions of software I’m using for:</text:p>
                  <text:list>
                    <text:list-item>
                      <text:p text:style-name="P30">OS</text:p>
                    </text:list-item>
                    <text:list-item>
                      <text:p text:style-name="P30">Python3</text:p>
                    </text:list-item>
                    <text:list-item>
                      <text:p text:style-name="P30">Pillow</text:p>
                    </text:list-item>
                    <text:list-item>
                      <text:p text:style-name="P30">LibreOffice</text:p>
                    </text:list-item>
                    <text:list-item>
                      <text:p text:style-name="P30">Say something like, “Tested (and works) on: ...”</text:p>
                    </text:list-item>
                  </text:list>
                </text:list-item>
                <text:list-item>
                  <text:p text:style-name="P137">CONTINUE WORKING ON date.py <text:span text:style-name="T93">to finish it</text:span>!</text:p>
                </text:list-item>
              </text:list>
            </text:list-item>
          </text:list>
        </text:list-item>
      </text:list>
      <text:list xml:id="list154217896784261" text:continue-list="list154217167962508" text:style-name="L1">
        <text:list-item>
          <text:p text:style-name="P56">20180830:</text:p>
        </text:list-item>
      </text:list>
      <text:list xml:id="list532897827" text:style-name="L13">
        <text:list-item>
          <text:list>
            <text:list-item>
              <text:p text:style-name="P121">Make replacing the cleaning table optional—ie: ONLY do it if the filename isn’t set to `None`.</text:p>
            </text:list-item>
            <text:list-item>
              <text:p text:style-name="P31">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39">Replace URLs properly in the xml file, as the actual URL you go to when clicking on the link uses lowercase “https” even when your field uses uppercase “HTTPS”. This makes the field not match quite right to also replace the URL. Fix this bug <text:span text:style-name="T94">to make it replace both!</text:span>.</text:p>
              <text:list>
                <text:list-item>
                  <text:p text:style-name="P57">From the “bulletin_INPUTS.txt” file <text:span text:style-name="T92">(notice the all-caps “HTTPS” part of the field)</text:span>:<text:soft-page-break/><draw:frame draw:style-name="fr1" draw:name="Image1" text:anchor-type="as-char" svg:width="5.9252in" svg:height="0.5165in" draw:z-index="0"><draw:image xlink:href="Pictures/10000201000003890000004FD5AF77A8006E1909.png" xlink:type="simple" xlink:show="embed" xlink:actuate="onLoad" loext:mime-type="image/png"/></draw:frame></text:p>
                </text:list-item>
                <text:list-item>
                  <text:p text:style-name="P57">From the xml file <text:span text:style-name="T92">(notice the lower-case “https” part of the URL, and the “HTTPS” part of the field)</text:span>: <draw:frame draw:style-name="fr1" draw:name="Image3" text:anchor-type="as-char" svg:width="6.1752in" svg:height="0.4772in" draw:z-index="1"><draw:image xlink:href="Pictures/1000020100000396000000472BB8052423D7CFFF.png" xlink:type="simple" xlink:show="embed" xlink:actuate="onLoad" loext:mime-type="image/png"/></draw:frame></text:p>
                </text:list-item>
              </text:list>
            </text:list-item>
            <text:list-item>
              <text:p text:style-name="P138">Use ALL-CAPS for the month name in the cleaning assignments table, “AUGUST”, “SEPTEMBER”, etc.</text:p>
            </text:list-item>
            <text:list-item>
              <text:p text:style-name="P139">Document the special fields for <text:span text:style-name="T95">updating the </text:span>cleaning list table in the bulletin_INPUTS.txt file.</text:p>
            </text:list-item>
            <text:list-item>
              <text:p text:style-name="P140">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29">year</text:span><text:span text:style-name="T73"> the data is from! </text:span></text:p>
              <text:list>
                <text:list-item>
                  <text:p text:style-name="P163">To solve this I should probably specify both this year’s and next year’s .csv files, as two separate files, and when the month wraps around from Dec to Jan, check some things:</text:p>
                  <text:list>
                    <text:list-item>
                      <text:p text:style-name="P141"><text:span text:style-name="T73">If we are in </text:span><text:span text:style-name="T29">this_years_cleaning_list.csv</text:span><text:span text:style-name="T73">, move to </text:span><text:span text:style-name="T29">next_years_cleaning_list.csv</text:span><text:span text:style-name="T73">, but if we are in next_years, report an error and break out of the table replacement code!</text:span><text:span text:style-name="T48"> </text:span><text:span text:style-name="T49">DONE 20180830!</text:span></text:p>
                    </text:list-item>
                  </text:list>
                </text:list-item>
              </text:list>
            </text:list-item>
            <text:list-item>
              <text:p text:style-name="P80">NEXT STEPS! (ON TRAIN THEN AT HOME):</text:p>
              <text:list>
                <text:list-item>
                  <text:p text:style-name="P122">Document the special fields (see just above)</text:p>
                </text:list-item>
                <text:list-item>
                  <text:p text:style-name="P122">Review (`git difftool`) all unsubmitted code up to this point</text:p>
                </text:list-item>
                <text:list-item>
                  <text:p text:style-name="P122">`git commit` it.</text:p>
                </text:list-item>
                <text:list-item>
                  <text:p text:style-name="P122">Do the bug fix described just above.</text:p>
                </text:list-item>
                <text:list-item>
                  <text:p text:style-name="P72">Done! At this point the bulk of the code will now done!</text:p>
                </text:list-item>
                <text:list-item>
                  <text:p text:style-name="P89">Allow updating the image from a .odt doc! </text:p>
                  <text:list>
                    <text:list-item>
                      <text:p text:style-name="P86">Practice by dragging a temple image and link into a new doc, and using the charcoalize tool thing (write this in the document too!)</text:p>
                    </text:list-item>
                    <text:list-item>
                      <text:p text:style-name="P86">Simply uncompress the .odt into an unzipped folder, copy out and rename the image, then convert it like normal!</text:p>
                    </text:list-item>
                  </text:list>
                </text:list-item>
                <text:list-item>
                  <text:p text:style-name="P90">Implement log files! ~10000 lines max or so per file.</text:p>
                </text:list-item>
                <text:list-item>
                  <text:p text:style-name="P81">Then, start cleaning up the code, prepping it for an initial release, and doing all other little odds and ends <text:span text:style-name="T96">as previously described above!</text:span></text:p>
                </text:list-item>
                <text:list-item>
                  <text:p text:style-name="P82">Ensure all “Todo”s throughout the entire code are solved or at least looked at and intentionally left long-term!</text:p>
                </text:list-item>
              </text:list>
            </text:list-item>
          </text:list>
        </text:list-item>
      </text:list>
      <text:list xml:id="list154218026693431" text:continue-list="list154217896784261" text:style-name="L1">
        <text:list-item>
          <text:p text:style-name="P91">20180831:</text:p>
        </text:list-item>
      </text:list>
      <text:list xml:id="list3785578818" text:style-name="L14">
        <text:list-item>
          <text:list>
            <text:list-item>
              <text:p text:style-name="P142">Edit the local git project “.git/config” file to add aliases for automatically extracting my .odts I’d like to “diff” each time I run `git status` or `git difftool`</text:p>
              <text:list>
                <text:list-item>
                  <text:p text:style-name="P142">See if this is even possible, and try to implement it.</text:p>
                </text:list-item>
                <text:list-item>
                  <text:p text:style-name="P92"><text:span text:style-name="T59">See here: </text:span><text:a xlink:type="simple" xlink:href="https://stackoverflow.com/a/14994923/4561887" text:style-name="Internet_20_link" text:visited-style-name="Visited_20_Internet_20_Link"><text:span text:style-name="T59">https://stackoverflow.com/a/14994923/4561887</text:span></text:a></text:p>
                </text:list-item>
                <text:list-item>
                  <text:p text:style-name="P92"><text:span text:style-name="T59">*****And here: <text:s/></text:span><text:a xlink:type="simple" xlink:href="https://www.atlassian.com/blog/git/advanced-git-aliases" text:style-name="Internet_20_link" text:visited-style-name="Visited_20_Internet_20_Link"><text:span text:style-name="T59">https://www.atlassian.com/blog/git/advanced-git-aliases</text:span></text:a></text:p>
                </text:list-item>
                <text:list-item>
                  <text:p text:style-name="P92"><text:span text:style-name="T59">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59">Google search for “git alias replace git commands”</text:span></text:a></text:p>
                </text:list-item>
                <text:list-item>
                  <text:p text:style-name="P73">Once (if) you get it working, write a brief blog post on my website titled “`git diff`ing undiffable binary documents”, and explain my process! Then, post a link to the <text:soft-page-break/>atlassian blog above, and place it on instructables with links back to my website.</text:p>
                </text:list-item>
              </text:list>
            </text:list-item>
            <text:list-item>
              <text:p text:style-name="P87">Add a “Version History” section to my readme. </text:p>
              <text:list>
                <text:list-item>
                  <text:p text:style-name="P93"><text:span text:style-name="T82">Follow the format of this person’s project here: </text:span><text:a xlink:type="simple" xlink:href="https://github.com/NicoHood/HID/blob/master/Readme.md" text:style-name="Internet_20_link" text:visited-style-name="Visited_20_Internet_20_Link"><text:span text:style-name="T82">https://github.com/NicoHood/HID/blob/master/Readme.md</text:span></text:a><text:span text:style-name="T82"> </text:span></text:p>
                </text:list-item>
              </text:list>
            </text:list-item>
            <text:list-item>
              <text:p text:style-name="P87">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23">Add git alias to automatically extract .odt files for diff and version control purposes. </text:p>
              <text:list>
                <text:list-item>
                  <text:p text:style-name="P123">See my notes in “./extracted_odts/readme.md”.</text:p>
                </text:list-item>
                <text:list-item>
                  <text:p text:style-name="P94"><text:span text:style-name="T56">See here: </text:span><text:a xlink:type="simple" xlink:href="https://stackoverflow.com/questions/5916565/define-git-alias-with-the-same-name-to-shadow-original-command/16410521#16410521" text:style-name="Internet_20_link" text:visited-style-name="Visited_20_Internet_20_Link"><text:span text:style-name="T56">https://stackoverflow.com/questions/5916565/define-git-alias-with-the-same-name-to-shadow-original-command/16410521#16410521</text:span></text:a><text:span text:style-name="T56"> </text:span></text:p>
                </text:list-item>
                <text:list-item>
                  <text:p text:style-name="P123">Just make an alias called "extract", or "extract_odts", or something, to forcefully do this instead, and get in the habit of using it before calling `git add`!</text:p>
                </text:list-item>
              </text:list>
            </text:list-item>
          </text:list>
        </text:list-item>
      </text:list>
      <text:list xml:id="list154217866828834" text:continue-list="list154218026693431" text:style-name="L1">
        <text:list-item>
          <text:list>
            <text:list-item>
              <text:p text:style-name="P40">NEXT:</text:p>
            </text:list-item>
          </text:list>
        </text:list-item>
      </text:list>
      <text:list xml:id="list4100619367" text:style-name="L15">
        <text:list-item>
          <text:list>
            <text:list-item>
              <text:list>
                <text:list-item>
                  <text:p text:style-name="P41">Finish up my automated prettifying of my xml files from the extracted .odt files!</text:p>
                  <text:list>
                    <text:list-item>
                      <text:p text:style-name="P58"><text:a xlink:type="simple" xlink:href="https://stackoverflow.com/a/52125645/4561887" text:style-name="Internet_20_link" text:visited-style-name="Visited_20_Internet_20_Link"><text:span text:style-name="T82">https://stackoverflow.com/a/52125645/4561887</text:span></text:a><text:span text:style-name="T82"> </text:span></text:p>
                    </text:list-item>
                  </text:list>
                </text:list-item>
              </text:list>
            </text:list-item>
          </text:list>
        </text:list-item>
      </text:list>
      <text:list xml:id="list154217647999728" text:continue-list="list154217866828834" text:style-name="L1">
        <text:list-item>
          <text:p text:style-name="P42">20180901:</text:p>
        </text:list-item>
      </text:list>
      <text:list xml:id="list1401498441" text:style-name="L17">
        <text:list-item>
          <text:list>
            <text:list-item>
              <text:p text:style-name="P172"><text:span text:style-name="T23">BUGS:</text:span></text:p>
            </text:list-item>
          </text:list>
        </text:list-item>
      </text:list>
      <text:list xml:id="list832747385" text:style-name="L16">
        <text:list-item>
          <text:list>
            <text:list-item>
              <text:p text:style-name="P173"><text:span text:style-name="T23">Wrong image is </text:span><text:span text:style-name="T24">sometimes </text:span><text:span text:style-name="T23">replaced in my bulletin, since I have multiple images in the document. Fix this!</text:span></text:p>
            </text:list-item>
            <text:list-item>
              <text:p text:style-name="P174"><text:span text:style-name="T23">T</text:span><text:span text:style-name="T2">he tmp file is up one folder, but should be in the same dir as the output file instead.</text:span></text:p>
              <text:list>
                <text:list-item>
                  <text:p text:style-name="P175"><text:span text:style-name="T23">S</text:span><text:span text:style-name="T2">ee line 223 in “bulletin_find_and_replace.py”: `dir_to_extract_to = "../tmp/" + self.output_odt_filename`</text:span></text:p>
                </text:list-item>
              </text:list>
            </text:list-item>
          </text:list>
        </text:list-item>
        <text:list-item>
          <text:p text:style-name="P176"><text:span text:style-name="T23">T</text:span><text:span text:style-name="T2">ODO:</text:span></text:p>
          <text:list>
            <text:list-item>
              <text:p text:style-name="P176"><text:span text:style-name="T2">To make file organization a little easier in the PERSONAL_INFO_NOT_FOR_REPO folder, rename everything to be “date-filename” instead of “filename” or “filename-date”. “date” format will be “20180901”.</text:span></text:p>
              <text:list>
                <text:list-item>
                  <text:p text:style-name="P176"><text:span text:style-name="T2">This will be best done with the least redundancy by coding it into “config.py” with a date you change in a </text:span><text:span text:style-name="T10">single</text:span><text:span text:style-name="T11"> location! </text:span></text:p>
                </text:list-item>
                <text:list-item>
                  <text:p text:style-name="P176"><text:span text:style-name="T11">Better yet, have the script determine the date (this coming Sunday) automatically—like it already does </text:span><text:span text:style-name="T10">inside</text:span><text:span text:style-name="T11"> the bulletin anyway, and then just build the filename with that date. Ex: </text:span><text:span text:style-name="T12">`</text:span><text:span text:style-name="T11">date + “-filename_#” </text:span><text:span text:style-name="T12">+ num` </text:span><text:span text:style-name="T11">or whatever. Hard-code in the </text:span><text:span text:style-name="T12">`num`</text:span><text:span text:style-name="T11"> </text:span><text:span text:style-name="T12">value into a variable </text:span><text:span text:style-name="T11">so you can increment it </text:span><text:span text:style-name="T10">manually</text:span><text:span text:style-name="T11"> whenever you feel like it.</text:span></text:p>
                </text:list-item>
                <text:list-item>
                  <text:p text:style-name="P177"><text:span text:style-name="T11">Once you redo the filenames, upload the block of files to the internet </text:span><text:span text:style-name="T13">(ward shared drive for bulletins)</text:span><text:span text:style-name="T11">, including inputs text file, cleaning assignments, bulletin template, bulletin.odt, bulletin.pdf.</text:span></text:p>
                </text:list-item>
              </text:list>
            </text:list-item>
            <text:list-item>
              <text:p text:style-name="P170"><text:span text:style-name="T23">L</text:span><text:span text:style-name="T2">ook into auto-converting .odt files to .pdf, from the command-line, using LibreOffice CLI tools. See:</text:span></text:p>
              <text:list>
                <text:list-item>
                  <text:p text:style-name="P178"><text:span text:style-name="T15">Google search for “</text:span><text:a xlink:type="simple" xlink:href="https://www.google.com/search?q=libreoffice+command+line+convert+to+pdf&amp;oq=libreoffice+command+line+convert+to+pdf&amp;aqs=chrome..69i57j0l5.6332j1j7&amp;sourceid=chrome&amp;ie=UTF-8" text:style-name="Internet_20_link" text:visited-style-name="Visited_20_Internet_20_Link">libreoffice command line convert to pdf</text:a><text:span text:style-name="T15">”</text:span></text:p>
                </text:list-item>
                <text:list-item>
                  <text:p text:style-name="P178"><text:a xlink:type="simple" xlink:href="https://ask.libreoffice.org/en/question/2641/convert-to-command-line-parameter/" text:style-name="Internet_20_link" text:visited-style-name="Visited_20_Internet_20_Link"><text:span text:style-name="T15">https://ask.libreoffice.org/en/question/2641/convert-to-command-line-parameter/</text:span></text:a></text:p>
                </text:list-item>
                <text:list-item>
                  <text:p text:style-name="P178"><text:span text:style-name="T15">*****</text:span><text:a xlink:type="simple" xlink:href="https://askubuntu.com/questions/60778/how-can-i-convert-an-odt-file-to-a-pdf" text:style-name="Internet_20_link" text:visited-style-name="Visited_20_Internet_20_Link">https://askubuntu.com/questions/60778/how-can-i-convert-an-odt-file-to-a-pdf</text:a><text:span text:style-name="T15"> </text:span></text:p>
                </text:list-item>
              </text:list>
            </text:list-item>
          </text:list>
        </text:list-item>
      </text:list>
      <text:list xml:id="list154216024512950" text:continue-list="list154217647999728" text:style-name="L1">
        <text:list-item>
          <text:p text:style-name="P32">20180902:</text:p>
        </text:list-item>
      </text:list>
      <text:list xml:id="list3206534726" text:style-name="L18">
        <text:list-item>
          <text:list>
            <text:list-item>
              <text:p text:style-name="P124">Add to bottom of bulletin under my email, in size 5 font:</text:p>
              <text:list>
                <text:list-item>
                  <text:p text:style-name="P124">"If you'd like to pick the front cover image, please email one to me and tell me in 1 sentence why you chose this image."</text:p>
                </text:list-item>
                <text:list-item>
                  <text:p text:style-name="P124">- place this in the main template too.</text:p>
                </text:list-item>
              </text:list>
            </text:list-item>
            <text:list-item>
              <text:p text:style-name="P33"><text:soft-page-break/>Make all variables in config.py the "default" values, and port all variables to the "bulletin_INPUTS.txt" file. Use defaults for any variable in config.py not specified there. Name them:</text:p>
              <text:list>
                <text:list-item>
                  <text:p text:style-name="P33">"config.var_name = whatever whatever"</text:p>
                </text:list-item>
                <text:list-item>
                  <text:p text:style-name="P33">Parse them by looking for "config." At the beginning, and then parse by spaces and delete the equals sign from the first element of the list, or the second element if it is only an equals sign. Then, use the remaining elements as the value of the variable, and store them into the global config.variables.</text:p>
                </text:list-item>
              </text:list>
            </text:list-item>
            <text:list-item>
              <text:p text:style-name="P33">Implement the auto-date-based-on-time thing asap!</text:p>
            </text:list-item>
            <text:list-item>
              <text:p text:style-name="P33">Write openLog(), "printAndLog()", and closeLog() functions. </text:p>
            </text:list-item>
            <text:list-item>
              <text:p text:style-name="P33">Add version prints each time the script runs!</text:p>
              <text:list>
                <text:list-item>
                  <text:p text:style-name="P33">"printAndLog ('Version = x')" or whatever right at the top.</text:p>
                </text:list-item>
              </text:list>
            </text:list-item>
            <text:list-item>
              <text:p text:style-name="P62">D</text:p>
            </text:list-item>
            <text:list-item>
              <text:p text:style-name="P62">d</text:p>
            </text:list-item>
            <text:list-item>
              <text:p text:style-name="P62">d</text:p>
            </text:list-item>
            <text:list-item>
              <text:p text:style-name="P62"/>
            </text:list-item>
          </text:list>
        </text:list-item>
      </text:list>
      <text:list xml:id="list154216425256317" text:continue-list="list154216024512950" text:style-name="L1">
        <text:list-item>
          <text:p text:style-name="P59">d</text:p>
        </text:list-item>
        <text:list-item>
          <text:p text:style-name="P59">d</text:p>
        </text:list-item>
        <text:list-item>
          <text:p text:style-name="P59">d</text:p>
        </text:list-item>
        <text:list-item>
          <text:p text:style-name="P59">d</text:p>
        </text:list-item>
        <text:list-item>
          <text:p text:style-name="P59">d</text:p>
        </text:list-item>
        <text:list-item>
          <text:p text:style-name="P59">d</text:p>
        </text:list-item>
        <text:list-item>
          <text:p text:style-name="P59">d</text:p>
        </text:list-item>
        <text:list-item>
          <text:p text:style-name="P59"/>
        </text:list-item>
        <text:list-item>
          <text:p text:style-name="P60"/>
        </text:list-item>
        <text:list-item>
          <text:p text:style-name="P60"/>
        </text:list-item>
        <text:list-item>
          <text:p text:style-name="P61">d</text:p>
        </text:list-item>
        <text:list-item>
          <text:p text:style-name="P61">d</text:p>
        </text:list-item>
        <text:list-item>
          <text:p text:style-name="P61">d</text:p>
        </text:list-item>
        <text:list-item>
          <text:p text:style-name="P61">d</text:p>
        </text:list-item>
        <text:list-item>
          <text:p text:style-name="P61">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10</text:page-number>/<text:page-count>10</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9-02T15:42:15.839385820</dc:date>
    <meta:editing-duration>P5DT12H25M26S</meta:editing-duration>
    <meta:editing-cycles>216</meta:editing-cycles>
    <meta:generator>LibreOffice/6.1.0.3$Linux_X86_64 LibreOffice_project/efb621ed25068d70781dc026f7e9c5187a4decd1</meta:generator>
    <meta:document-statistic meta:table-count="0" meta:image-count="2" meta:object-count="0" meta:page-count="10" meta:paragraph-count="285" meta:word-count="4090" meta:character-count="23722" meta:non-whitespace-character-count="20162"/>
  </office:meta>
</office:document-meta>
</file>